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8cm" fo:min-width="4.73cm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3.162cm" fo:min-width="7.312cm"/>
    </style:style>
    <style:style style:name="gr3" style:family="graphic" style:parent-style-name="standard">
      <style:graphic-properties draw:fill-color="#9a8cb0" draw:textarea-horizontal-align="justify" draw:textarea-vertical-align="middle" draw:auto-grow-height="false" fo:min-height="3.162cm" fo:min-width="7.712cm"/>
    </style:style>
    <style:style style:name="gr4" style:family="graphic" style:parent-style-name="standard">
      <style:graphic-properties draw:textarea-horizontal-align="justify" draw:textarea-vertical-align="middle" draw:auto-grow-height="false" fo:min-height="3.162cm" fo:min-width="4.712cm"/>
    </style:style>
    <style:style style:name="gr5" style:family="graphic" style:parent-style-name="standard">
      <style:graphic-properties draw:fill-color="#ffde59" draw:textarea-horizontal-align="justify" draw:textarea-vertical-align="middle" draw:auto-grow-height="false" fo:min-height="0.08cm" fo:min-width="1.25cm"/>
    </style:style>
    <style:style style:name="gr6" style:family="graphic" style:parent-style-name="standard">
      <style:graphic-properties draw:textarea-horizontal-align="justify" draw:textarea-vertical-align="middle" draw:auto-grow-height="false" fo:min-height="1.501cm" fo:min-width="0cm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0.08cm" fo:min-width="1.25cm"/>
    </style:style>
    <style:style style:name="gr8" style:family="graphic" style:parent-style-name="standard">
      <style:graphic-properties svg:stroke-color="#ffd7d7" draw:fill-color="#ffd7d7" draw:textarea-horizontal-align="justify" draw:textarea-vertical-align="middle" draw:auto-grow-height="false" fo:min-height="0.654cm" fo:min-width="2.804cm"/>
    </style:style>
    <style:style style:name="gr9" style:family="graphic" style:parent-style-name="standard">
      <style:graphic-properties svg:stroke-color="#ffd7d7" draw:fill-color="#5eb91e" draw:textarea-horizontal-align="justify" draw:textarea-vertical-align="middle" draw:auto-grow-height="false" fo:min-height="0.654cm" fo:min-width="2.804cm"/>
    </style:style>
    <style:style style:name="gr10" style:family="graphic" style:parent-style-name="standard">
      <style:graphic-properties svg:stroke-color="#ffd7d7" draw:fill-color="#ea7500" draw:textarea-horizontal-align="justify" draw:textarea-vertical-align="middle" draw:auto-grow-height="false" fo:min-height="0.654cm" fo:min-width="2.804cm"/>
    </style:style>
    <style:style style:name="gr11" style:family="graphic" style:parent-style-name="objectwithoutfill">
      <style:graphic-properties svg:stroke-color="#5eb91e" draw:marker-end="Arrow" draw:marker-end-width="0.3cm" draw:fill="solid" draw:fill-color="#468a1a" draw:textarea-vertical-align="middle"/>
    </style:style>
    <style:style style:name="gr12" style:family="graphic" style:parent-style-name="objectwithoutfill">
      <style:graphic-properties svg:stroke-color="#ea7500" draw:marker-end="Arrow" draw:marker-end-width="0.3cm" draw:fill="solid" draw:fill-color="#468a1a" draw:textarea-vertical-align="middle"/>
    </style:style>
    <style:style style:name="gr13" style:family="graphic" style:parent-style-name="standard">
      <style:graphic-properties draw:fill-color="#dde8cb" draw:textarea-horizontal-align="justify" draw:textarea-vertical-align="middle" draw:auto-grow-height="false" fo:min-height="6.068cm" fo:min-width="8.618cm"/>
    </style:style>
    <style:style style:name="gr14" style:family="graphic" style:parent-style-name="standard">
      <style:graphic-properties draw:fill-color="#dde8cb" draw:textarea-horizontal-align="justify" draw:textarea-vertical-align="middle" draw:auto-grow-height="false" fo:min-height="1.325cm" fo:min-width="0cm"/>
    </style:style>
    <style:style style:name="gr15" style:family="graphic" style:parent-style-name="standard">
      <style:graphic-properties draw:fill-color="#9a8cb0" draw:textarea-horizontal-align="justify" draw:textarea-vertical-align="middle" draw:auto-grow-height="false" fo:min-height="6.247cm" fo:min-width="7.597cm"/>
    </style:style>
    <style:style style:name="gr16" style:family="graphic" style:parent-style-name="standard">
      <style:graphic-properties draw:fill-color="#9a8cb0" draw:textarea-horizontal-align="justify" draw:textarea-vertical-align="middle" draw:auto-grow-height="false" fo:min-height="1.325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d7" fo:font-size="14pt" style:font-size-asian="14pt" style:font-size-complex="14pt"/>
    </style:style>
    <style:style style:name="P2" style:family="paragraph">
      <loext:graphic-properties draw:fill-color="#dde8cb"/>
      <style:paragraph-properties fo:text-align="center"/>
      <style:text-properties fo:color="#ffffd7" fo:font-size="14pt" style:font-size-asian="14pt" style:font-size-complex="14pt"/>
    </style:style>
    <style:style style:name="P3" style:family="paragraph">
      <loext:graphic-properties draw:fill-color="#9a8cb0"/>
      <style:paragraph-properties fo:text-align="center"/>
      <style:text-properties fo:color="#ffffd7" fo:font-size="14pt" style:font-size-asian="14pt" style:font-size-complex="14pt"/>
    </style:style>
    <style:style style:name="P4" style:family="paragraph">
      <style:paragraph-properties fo:text-align="center"/>
      <style:text-properties fo:color="#ffffd7" fo:font-size="14pt" fo:background-color="#ffffd7" style:font-size-asian="14pt" style:font-size-complex="14pt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style:paragraph-properties fo:text-align="center"/>
      <style:text-properties fo:color="#666666" fo:font-size="12pt" style:font-size-asian="12pt" style:font-size-complex="12pt"/>
    </style:style>
    <style:style style:name="P9" style:family="paragraph">
      <loext:graphic-properties draw:fill-color="#ffd7d7"/>
      <style:paragraph-properties fo:text-align="center"/>
      <style:text-properties fo:color="#666666" fo:font-size="12pt" style:font-size-asian="12pt" style:font-size-complex="12pt"/>
    </style:style>
    <style:style style:name="P10" style:family="paragraph">
      <style:paragraph-properties fo:text-align="center"/>
      <style:text-properties fo:color="#000000" fo:font-size="12pt" style:font-size-asian="12pt" style:font-size-complex="12pt"/>
    </style:style>
    <style:style style:name="P11" style:family="paragraph">
      <loext:graphic-properties draw:fill-color="#5eb91e"/>
      <style:paragraph-properties fo:text-align="center"/>
      <style:text-properties fo:color="#000000" fo:font-size="12pt" style:font-size-asian="12pt" style:font-size-complex="12pt"/>
    </style:style>
    <style:style style:name="P12" style:family="paragraph">
      <loext:graphic-properties draw:fill-color="#ea7500"/>
      <style:paragraph-properties fo:text-align="center"/>
      <style:text-properties fo:color="#000000" fo:font-size="12pt" style:font-size-asian="12pt" style:font-size-complex="12pt"/>
    </style:style>
    <style:style style:name="P13" style:family="paragraph">
      <loext:graphic-properties draw:fill="solid" draw:fill-color="#468a1a"/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7" style:family="paragraph">
      <loext:graphic-properties draw:fill-color="#dde8cb"/>
      <style:paragraph-properties fo:text-align="center"/>
      <style:text-properties fo:color="#b3cac7" fo:font-size="12pt" style:font-size-asian="12pt" style:font-size-complex="12pt"/>
    </style:style>
    <style:style style:name="P18" style:family="paragraph">
      <loext:graphic-properties draw:fill-color="#dde8cb"/>
      <style:paragraph-properties fo:text-align="center"/>
    </style:style>
    <style:style style:name="P19" style:family="paragraph">
      <loext:graphic-properties draw:fill-color="#9a8cb0"/>
      <style:paragraph-properties fo:text-align="center"/>
      <style:text-properties fo:color="#b3cac7" fo:font-size="12pt" style:font-size-asian="12pt" style:font-size-complex="12pt"/>
    </style:style>
    <style:style style:name="P20" style:family="paragraph">
      <loext:graphic-properties draw:fill-color="#9a8cb0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ffffd7" fo:font-size="14pt" style:font-size-asian="14pt" style:font-size-complex="14pt"/>
    </style:style>
    <style:style style:name="T2" style:family="text">
      <style:text-properties fo:color="#800080" fo:font-size="14pt" style:font-size-asian="14pt" style:font-size-complex="14pt"/>
    </style:style>
    <style:style style:name="T3" style:family="text">
      <style:text-properties fo:color="#ffff38" fo:font-size="14pt" style:font-size-asian="14pt" style:font-size-complex="14pt"/>
    </style:style>
    <style:style style:name="T4" style:family="text">
      <style:text-properties fo:color="#650953" fo:font-size="14pt" style:font-size-asian="14pt" style:font-size-complex="14pt"/>
    </style:style>
    <style:style style:name="T5" style:family="text">
      <style:text-properties fo:color="#d62e4e" fo:font-size="14pt" style:font-size-asian="14pt" style:font-size-complex="14pt"/>
    </style:style>
    <style:style style:name="T6" style:family="text">
      <style:text-properties fo:color="#bbe33d" fo:font-size="14pt" style:font-size-asian="14pt" style:font-size-complex="14pt"/>
    </style:style>
    <style:style style:name="T7" style:family="text">
      <style:text-properties fo:color="#ffff00"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b47804" fo:font-size="12pt" style:font-size-asian="12pt" style:font-size-complex="12pt"/>
    </style:style>
    <style:style style:name="T12" style:family="text">
      <style:text-properties fo:color="#127622" fo:font-size="12pt" style:font-size-asian="12pt" style:font-size-complex="12pt"/>
    </style:style>
    <style:style style:name="T13" style:family="text">
      <style:text-properties fo:color="#d4ea6b" fo:font-size="12pt" style:font-size-asian="12pt" style:font-size-complex="12pt"/>
    </style:style>
    <style:style style:name="T14" style:family="text">
      <style:text-properties fo:color="#ffff00" fo:font-size="12pt" style:font-size-asian="12pt" style:font-size-complex="12pt"/>
    </style:style>
    <style:style style:name="T15" style:family="text">
      <style:text-properties fo:color="#eeee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cm" svg:height="3.8cm" svg:x="0.4cm" svg:y="1.8cm">
          <text:p text:style-name="P1"><text:span text:style-name="T1">Database</text:span></text:p>
          <text:p text:style-name="P1"><text:span text:style-name="T2">Tables: Idmetric, Idvalue</text:span></text:p>
          <text:p text:style-name="P1"><text:span text:style-name="T3">(Pgadmin4 or sqlite)</text:span></text:p>
          <draw:enhanced-geometry svg:viewBox="0 0 21600 21600" draw:path-stretchpoint-x="10800" draw:path-stretchpoint-y="10800" draw:text-areas="?f3 ?f4 ?f5 ?f6" draw:type="round-rectangle" draw:modifiers="3773.32280978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cm" svg:height="3.8cm" svg:x="8.4cm" svg:y="1.8cm">
          <text:p text:style-name="P1"><text:span text:style-name="T4">Flask API to</text:span></text:p>
          <text:p text:style-name="P1"><text:span text:style-name="T4">read database</text:span></text:p>
          <text:p text:style-name="P1"><text:span text:style-name="T5">Path : ./API_to_Read_ID_Val/app.py</text:span></text:p>
          <draw:enhanced-geometry svg:viewBox="0 0 21600 21600" draw:path-stretchpoint-x="10800" draw:path-stretchpoint-y="10800" draw:text-areas="?f3 ?f4 ?f5 ?f6" draw:type="round-rectangle" draw:modifiers="3773.32280978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6cm" svg:height="3.8cm" svg:x="19cm" svg:y="1.8cm">
          <text:p text:style-name="P1"><text:span text:style-name="T6">Dashboard server</text:span></text:p>
          <text:p text:style-name="P1"><text:span text:style-name="T7">Path : ./PlottingServer_chartJS/app.py</text:span></text:p>
          <draw:enhanced-geometry svg:viewBox="0 0 21600 21600" draw:path-stretchpoint-x="10800" draw:path-stretchpoint-y="10800" draw:text-areas="?f3 ?f4 ?f5 ?f6" draw:type="round-rectangle" draw:modifiers="3773.32280978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3.8cm" svg:x="0.4cm" svg:y="8cm">
          <text:p text:style-name="P1"><text:span text:style-name="T1">Server to write data </text:span></text:p>
          <text:p text:style-name="P1"><text:span text:style-name="T1">to database</text:span></text:p>
          <text:p text:style-name="P1"><text:span text:style-name="T1">(Optional)</text:span></text:p>
          <text:p text:style-name="P1"><text:span text:style-name="T3">Path : ./DB_seed/app.py</text:span></text:p>
          <draw:enhanced-geometry svg:viewBox="0 0 21600 21600" draw:path-stretchpoint-x="10800" draw:path-stretchpoint-y="10800" draw:text-areas="?f3 ?f4 ?f5 ?f6" draw:type="round-rectangle" draw:modifiers="3773.32280978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cm" svg:height="0.66cm" svg:x="6.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66cm" svg:height="2cm" svg:x="4cm" svg:y="5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2cm" svg:height="0.66cm" svg:x="16.8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2cm" svg:height="0.66cm" draw:transform="rotate (-3.14159265358979) translate (18.8cm 3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2cm" svg:height="0.66cm" draw:transform="rotate (-3.14159265358979) translate (8.2cm 3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3.4cm" svg:height="1cm" svg:x="0.4cm" svg:y="6.4cm">
          <text:p text:style-name="P8"><text:span text:style-name="T8">SQLAlchemy</text:span></text:p>
          <text:p text:style-name="P8"><text:span text:style-name="T8">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4cm" svg:height="1cm" svg:x="5.4cm" svg:y="0.6cm">
          <text:p text:style-name="P10"><text:span text:style-name="T9">SQLalchemy</text:span></text:p>
          <text:p text:style-name="P10"><text:span text:style-name="T9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4cm" svg:height="1cm" svg:x="16cm" svg:y="0.6cm">
          <text:p text:style-name="P10"><text:span text:style-name="T9">Flask Request / </text:span></text:p>
          <text:p text:style-name="P10"><text:span text:style-name="T9">XMLHttp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4cm" svg:height="1cm" svg:x="5.6cm" svg:y="5.8cm">
          <text:p text:style-name="P10"><text:span text:style-name="T9">SQLalchemy</text:span></text:p>
          <text:p text:style-name="P10"><text:span text:style-name="T9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4cm" svg:height="1cm" svg:x="16.2cm" svg:y="5.8cm">
          <text:p text:style-name="P10"><text:span text:style-name="T9">SVG object / </text:span></text:p>
          <text:p text:style-name="P10"><text:span text:style-name="T9">JSON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3" draw:layer="layout" svg:x1="7.1cm" svg:y1="1.5cm" svg:x2="7.1cm" svg:y2="2.9cm">
          <text:p/>
        </draw:line>
        <draw:line draw:style-name="gr11" draw:text-style-name="P13" draw:layer="layout" svg:x1="17.8cm" svg:y1="1.6cm" svg:x2="17.8cm" svg:y2="3cm">
          <text:p/>
        </draw:line>
        <draw:line draw:style-name="gr12" draw:text-style-name="P13" draw:layer="layout" svg:x1="7.1cm" svg:y1="5.8cm" svg:x2="7.1cm" svg:y2="4.4cm">
          <text:p/>
        </draw:line>
        <draw:line draw:style-name="gr12" draw:text-style-name="P13" draw:layer="layout" svg:x1="17.8cm" svg:y1="5.8cm" svg:x2="17.8cm" svg:y2="4.4cm">
          <text:p/>
        </draw:line>
        <draw:custom-shape draw:style-name="gr13" draw:text-style-name="P17" draw:layer="layout" svg:width="9.8cm" svg:height="7cm" svg:x="7.6cm" svg:y="7.2cm">
          <text:p text:style-name="P14"><text:span text:style-name="T10">Routes:</text:span></text:p>
          <text:p text:style-name="P15"><text:span text:style-name="T11">1. http://hostname:port/getIDs</text:span></text:p>
          <text:p text:style-name="P15"><text:span text:style-name="T8"><text:tab/></text:span><text:span text:style-name="T12">Returns JSON object <text:s/>containing Idmetric </text:span></text:p>
          <text:p text:style-name="P15"><text:span text:style-name="T12"><text:tab/></text:span><text:span text:style-name="T12">table from db</text:span></text:p>
          <text:p text:style-name="P15"><text:span text:style-name="T11">2. /getData?id=&lt;id:int&gt;</text:span></text:p>
          <text:p text:style-name="P15"><text:span text:style-name="T11">&amp;nVal=&lt;no of values:int&gt;</text:span></text:p>
          <text:p text:style-name="P15"><text:span text:style-name="T11">&amp;fromDate=&lt;%Y-%m-%dT%H:%M:%S : srt&gt;</text:span></text:p>
          <text:p text:style-name="P15"><text:span text:style-name="T11">&amp;toDate=&lt;%Y-%m-%dT%H:%M:%S : srt&gt;</text:span></text:p>
          <text:p text:style-name="P15"><text:span text:style-name="T8"><text:tab/></text:span><text:span text:style-name="T12">returns JSON object containing data from</text:span></text:p>
          <text:p text:style-name="P15"><text:span text:style-name="T12"><text:tab/></text:span><text:span text:style-name="T12">Idvalue table within specified time window</text:span></text:p>
          <text:p text:style-name="P16"><text:span text:style-name="T11">3. /getDataLatest?id=&lt;id:int&gt;</text:span></text:p>
          <text:p text:style-name="P15"><text:span text:style-name="T11">&amp;nVal=&lt;no of values:int&gt;</text:span></text:p>
          <text:p text:style-name="P15"><text:span text:style-name="T13"><text:tab/></text:span><text:span text:style-name="T12">returns latest entry in Idvalue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1cm" svg:height="1.8cm" svg:x="12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9" draw:layer="layout" svg:width="8.799cm" svg:height="7.199cm" svg:x="18.801cm" svg:y="7.201cm">
          <text:p text:style-name="P14"><text:span text:style-name="T10">Route</text:span><text:span text:style-name="T10">s:</text:span></text:p>
          <text:p text:style-name="P15"><text:span text:style-name="T14">1. </text:span><text:span text:style-name="T14">/login</text:span></text:p>
          <text:p text:style-name="P15"><text:span text:style-name="T15"><text:tab/></text:span><text:span text:style-name="T13">id: </text:span><text:span text:style-name="T13">admin </text:span><text:span text:style-name="T13">pw: </text:span><text:span text:style-name="T13">admin</text:span></text:p>
          <text:p text:style-name="P15"><text:span text:style-name="T14">2. /</text:span></text:p>
          <text:p text:style-name="P15"><text:span text:style-name="T13"><text:tab/></text:span><text:span text:style-name="T13">Displa</text:span><text:span text:style-name="T13">ys </text:span><text:span text:style-name="T13">Availa</text:span><text:span text:style-name="T13">ble </text:span><text:span text:style-name="T13">hosts </text:span><text:span text:style-name="T13">from </text:span></text:p>
          <text:p text:style-name="P15"><text:span text:style-name="T13"><text:tab/></text:span><text:span text:style-name="T13">Idmetr</text:span><text:span text:style-name="T13">ic </text:span><text:span text:style-name="T13">table</text:span></text:p>
          <text:p text:style-name="P15"><text:span text:style-name="T14">3. </text:span><text:span text:style-name="T14">/index/</text:span><text:span text:style-name="T14">host-</text:span><text:span text:style-name="T14">&lt;host</text:span><text:span text:style-name="T14">name</text:span><text:span text:style-name="T14">&gt;</text:span></text:p>
          <text:p text:style-name="P15"><text:span text:style-name="T13"><text:tab/></text:span><text:span text:style-name="T13">Displa</text:span><text:span text:style-name="T13">ys </text:span><text:span text:style-name="T13">availa</text:span><text:span text:style-name="T13">ble </text:span><text:span text:style-name="T13">IDs in </text:span><text:span text:style-name="T13">reque</text:span><text:span text:style-name="T13">sted </text:span></text:p>
          <text:p text:style-name="P15"><text:span text:style-name="T13"><text:tab/></text:span><text:span text:style-name="T13">hostn</text:span><text:span text:style-name="T13">ame </text:span><text:span text:style-name="T13">and </text:span><text:span text:style-name="T13">Displa</text:span><text:span text:style-name="T13">ys </text:span><text:span text:style-name="T13">SVG </text:span><text:span text:style-name="T13">Plot of </text:span></text:p>
          <text:p text:style-name="P15"><text:span text:style-name="T13"><text:tab/></text:span><text:span text:style-name="T13">last 10 </text:span><text:span text:style-name="T13">entrie</text:span><text:span text:style-name="T13">s for </text:span><text:span text:style-name="T13">each </text:span><text:span text:style-name="T13">ID</text:span></text:p>
          <text:p text:style-name="P15"><text:span text:style-name="T14">4. </text:span><text:span text:style-name="T14">/index/</text:span><text:span text:style-name="T14">chartJ</text:span><text:span text:style-name="T14">S-</text:span><text:span text:style-name="T14">&lt;id&gt;-</text:span><text:span text:style-name="T14">&lt;metri</text:span><text:span text:style-name="T14">c&gt;</text:span></text:p>
          <text:p text:style-name="P15"><text:span text:style-name="T13"><text:tab/></text:span><text:span text:style-name="T13">Displa</text:span><text:span text:style-name="T13">ys </text:span><text:span text:style-name="T13">Chard</text:span><text:span text:style-name="T13">JS </text:span><text:span text:style-name="T13">plot of </text:span></text:p>
          <text:p text:style-name="P15"><text:span text:style-name="T13"><text:tab/></text:span><text:span text:style-name="T13">select</text:span><text:span text:style-name="T13">ed </text:span><text:span text:style-name="T13">metric </text:span><text:span text:style-name="T13">from </text:span><text:span text:style-name="T13">select</text:span><text:span text:style-name="T13">ed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cm" svg:height="1.8cm" svg:x="22.801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09:27:18.565817236</meta:creation-date>
    <dc:date>2020-03-19T10:46:40.908693004</dc:date>
    <meta:editing-duration>PT3M30S</meta:editing-duration>
    <meta:editing-cycles>1</meta:editing-cycles>
    <meta:document-statistic meta:object-count="45"/>
    <meta:generator>LibreOffice/6.2.8.2$Linux_X86_64 LibreOffice_project/20$Build-2</meta:generator>
  </office:meta>
</office:document-meta>
</file>